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paragraph-rsid="0016e69e" style:font-size-asian="14pt" style:font-size-complex="14pt"/>
    </style:style>
    <style:style style:name="P2" style:family="paragraph" style:parent-style-name="Standard">
      <style:text-properties style:font-name="arial" fo:font-size="14pt" officeooo:rsid="0016e69e" officeooo:paragraph-rsid="0016e69e" style:font-size-asian="14pt" style:font-size-complex="14pt"/>
    </style:style>
    <style:style style:name="P3" style:family="paragraph" style:parent-style-name="Standard" style:list-style-name="L1">
      <style:text-properties style:font-name="arial" fo:font-size="14pt" officeooo:rsid="0016e69e" officeooo:paragraph-rsid="0016e69e" style:font-size-asian="14pt" style:font-size-complex="14pt"/>
    </style:style>
    <style:style style:name="P4" style:family="paragraph" style:parent-style-name="Standard" style:list-style-name="L1">
      <style:text-properties style:font-name="arial" fo:font-size="14pt" officeooo:rsid="0016e69e" officeooo:paragraph-rsid="001906e5" style:font-size-asian="14pt" style:font-size-complex="14pt"/>
    </style:style>
    <style:style style:name="P5" style:family="paragraph" style:parent-style-name="Standard" style:list-style-name="L2">
      <style:text-properties style:font-name="arial" fo:font-size="14pt" officeooo:rsid="0016e69e" officeooo:paragraph-rsid="0016e69e" style:font-size-asian="14pt" style:font-size-complex="14pt"/>
    </style:style>
    <style:style style:name="P6" style:family="paragraph" style:parent-style-name="Standard" style:list-style-name="L2">
      <style:text-properties style:font-name="arial" fo:font-size="14pt" officeooo:rsid="0016e69e" officeooo:paragraph-rsid="00191925" style:font-size-asian="14pt" style:font-size-complex="14pt"/>
    </style:style>
    <style:style style:name="P7" style:family="paragraph" style:parent-style-name="Standard" style:list-style-name="L3">
      <style:text-properties style:font-name="arial" fo:font-size="14pt" officeooo:rsid="0016e69e" officeooo:paragraph-rsid="0016e69e" style:font-size-asian="14pt" style:font-size-complex="14pt"/>
    </style:style>
    <style:style style:name="P8" style:family="paragraph" style:parent-style-name="Standard" style:list-style-name="L2">
      <style:text-properties style:font-name="arial" fo:font-size="14pt" officeooo:rsid="001906e5" officeooo:paragraph-rsid="00191925" style:font-size-asian="14pt" style:font-size-complex="14pt"/>
    </style:style>
    <style:style style:name="P9" style:family="paragraph" style:parent-style-name="Standard" style:list-style-name="L3">
      <style:text-properties style:font-name="arial" fo:font-size="14pt" officeooo:rsid="00191925" officeooo:paragraph-rsid="00191925" style:font-size-asian="14pt" style:font-size-complex="14pt"/>
    </style:style>
    <style:style style:name="P10" style:family="paragraph" style:parent-style-name="Standard" style:list-style-name="L2">
      <style:text-properties officeooo:paragraph-rsid="00191925"/>
    </style:style>
    <style:style style:name="P11" style:family="paragraph" style:parent-style-name="Standard" style:list-style-name="L2">
      <style:text-properties officeooo:rsid="00191925" officeooo:paragraph-rsid="00191925"/>
    </style:style>
    <style:style style:name="P12" style:family="paragraph" style:parent-style-name="Standard" style:list-style-name="L3">
      <style:text-properties officeooo:rsid="00191925" officeooo:paragraph-rsid="00191925"/>
    </style:style>
    <style:style style:name="T1" style:family="text">
      <style:text-properties officeooo:rsid="0016e69e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4pt" officeooo:rsid="0016e69e" style:font-size-asian="14pt" style:font-size-complex="14pt"/>
    </style:style>
    <style:style style:name="T4" style:family="text">
      <style:text-properties style:font-name="arial" fo:font-size="14pt" officeooo:rsid="0017c5d8" style:font-size-asian="14pt" style:font-size-complex="14pt"/>
    </style:style>
    <style:style style:name="T5" style:family="text">
      <style:text-properties officeooo:rsid="001906e5"/>
    </style:style>
    <style:style style:name="T6" style:family="text">
      <style:text-properties officeooo:rsid="001cfc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stado de los elementos de la interfaz, </text:span>aspectos de accesibilidad relacionados <text:span text:style-name="T1">y </text:span>correcci<text:span text:style-name="T1">ones, </text:span><text:span text:style-name="T6">si corresponden</text:span><text:span text:style-name="T1">:</text:span></text:p>
      <text:p text:style-name="P2"/>
      <text:list xml:id="list3062728721" text:style-name="L1">
        <text:list-item>
          <text:p text:style-name="P3">Logo:</text:p>
          <text:list>
            <text:list-item>
              <text:p text:style-name="P4"><text:span text:style-name="T3">Texto alternativo: </text:span><text:span text:style-name="T5">añadir al atributo alt de la imagen</text:span></text:p>
            </text:list-item>
          </text:list>
        </text:list-item>
      </text:list>
      <text:list xml:id="list1311228187" text:style-name="L2">
        <text:list-item>
          <text:p text:style-name="P5">Cuadro de introducción de texto:</text:p>
          <text:list>
            <text:list-item>
              <text:p text:style-name="P8">Placeholder con instrucciones</text:p>
            </text:list-item>
          </text:list>
        </text:list-item>
        <text:list-item>
          <text:p text:style-name="P6">Botón:</text:p>
          <text:list>
            <text:list-item>
              <text:p text:style-name="P11"><text:span text:style-name="T3">T</text:span><text:span text:style-name="T2">exto descriptivo</text:span></text:p>
            </text:list-item>
            <text:list-item>
              <text:p text:style-name="P10"><text:span text:style-name="T3">Contraste de color (botón vs. fondo): </text:span><text:a xlink:type="simple" xlink:href="https://webaim.org/resources/contrastchecker/?fcolor=FB4444&amp;bcolor=05004E" text:style-name="Internet_20_link" text:visited-style-name="Visited_20_Internet_20_Link"><text:span text:style-name="T3">https://webaim.org/resources/contrastchecker/?fcolor=FB4444&amp;bcolor=05004E</text:span></text:a></text:p>
            </text:list-item>
          </text:list>
        </text:list-item>
      </text:list>
      <text:list xml:id="list2429013409" text:style-name="L3">
        <text:list-item>
          <text:p text:style-name="P7">Imagen:</text:p>
          <text:list>
            <text:list-item>
              <text:p text:style-name="P12"><text:span text:style-name="T3">T</text:span><text:span text:style-name="T2">exto alternativo: añadir al atributo alt de la imagen</text:span></text:p>
            </text:list-item>
          </text:list>
        </text:list-item>
      </text:list>
      <text:p text:style-name="P2"/>
      <text:list xml:id="list163131688878713" text:continue-numbering="true" text:style-name="L3">
        <text:list-item>
          <text:p text:style-name="P7">Nombre:</text:p>
          <text:list>
            <text:list-item>
              <text:p text:style-name="P12"><text:span text:style-name="T3">P</text:span><text:span text:style-name="T2">roposición de sugerencias para solucionar el error de “No encontrado”</text:span><text:span text:style-name="T4">: </text:span><text:span text:style-name="T2">añadir al campo de texto.</text:span></text:p>
            </text:list-item>
          </text:list>
        </text:list-item>
        <text:list-item>
          <text:p text:style-name="P9">Otros:</text:p>
          <text:list>
            <text:list-item>
              <text:p text:style-name="P9">Título: tiene que ser más descriptivo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7:54:56.959130777</meta:creation-date>
    <dc:date>2020-12-20T16:31:29.776839077</dc:date>
    <meta:editing-duration>PT52M5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89" meta:character-count="587" meta:non-whitespace-character-count="525"/>
  </office:meta>
</office:document-meta>
</file>